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rtowWebSocketSession.UndertowWebSocketSession( WebSocketChannel channel , HandshakeInfo info , DataBufferFactory factory , @ Nullable Sinks . Empty &lt; Void &gt; completion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dertowWebSocketSession.close( Close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ndProcessorCallback.complete( WebSocketChannel channel , Void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rtowWebSocketSession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WebSocketSession.UndertowWebSocketSession( WebSocketChannel channel , HandshakeInfo info , DataBuff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ProcessorCallback.SendProcessorCallback( DataBuffer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WebSocketSession.canSuspendRecei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ProcessorCallback.onError( WebSocketChannel channel , Void context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rtowWebSocketSession.resumeRecei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WebSocketSession.suspendRecei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WebSocketSession.sendMessage( WebSocket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